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2025-04-1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2022-07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2019-05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2016-04-0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201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2013-02-1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2010-02-2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2007-03-0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2004-02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2001-01-1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95-10-1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90-03-2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89-03-1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88-04-0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8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86-04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85-04-0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84-03-2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83-03-3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82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82-04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8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80-03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79-04-18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78-05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77-04-2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75-11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74-11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73-11-27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72-10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71-11-0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70-10-13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69-11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6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6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6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324091555001</text:p>
          </table:table-cell>
          <table:table-cell office:value-type="string" calcext:value-type="string">
            <text:p>18N09W15BCB1</text:p>
          </table:table-cell>
          <table:table-cell office:value-type="string" calcext:value-type="string">
            <text:p>196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